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2pt" fo:font-weight="bold" style:font-size-asian="12pt" style:font-weight-asian="bold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8" style:family="paragraph" style:parent-style-name="Standard">
      <style:paragraph-properties fo:margin-left="2.501cm" fo:margin-right="-0.004cm" fo:text-align="justify" style:justify-single-word="false" fo:text-indent="-2.501cm" style:auto-text-indent="false">
        <style:tab-stops>
          <style:tab-stop style:position="-0.501cm"/>
        </style:tab-stops>
      </style:paragraph-properties>
      <style:text-properties fo:color="#000000" style:font-name="Gill Sans MT_CCJU" fo:font-size="10pt" style:font-size-asian="10pt" style:font-size-complex="10pt"/>
    </style:style>
    <style:style style:name="P9" style:family="paragraph" style:parent-style-name="Standard">
      <style:paragraph-properties fo:margin-left="2.501cm" fo:margin-right="-0.004cm" fo:text-align="justify" style:justify-single-word="false" fo:text-indent="-2.501cm" style:auto-text-indent="false">
        <style:tab-stops>
          <style:tab-stop style:position="-0.501cm"/>
        </style:tab-stops>
      </style:paragraph-properties>
      <style:text-properties style:font-name="Gill Sans MT_CCJU" fo:font-size="10pt" style:font-size-asian="10pt" style:font-size-complex="10pt"/>
    </style:style>
    <style:style style:name="P10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/>
    </style:style>
    <style:style style:name="T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1" style:font-weight-asian="bold" style:font-name-complex="Courier New1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%#include </text:span><text:span text:style-name="T6">enTetesDecisionRFM</text:span><text:span text:style-name="T5">#%</text:span></text:p>
      <text:p text:style-name="P7"/>
      <text:p text:style-name="P1">%=OBJET=%</text:p>
      <text:p text:style-name="P1">%=DOSSIER=%</text:p>
      <text:p text:style-name="P2"/>
      <text:p text:style-name="P2"/>
      <text:p text:style-name="P5">%=TITRE=%</text:p>
      <text:p text:style-name="P5"/>
      <text:p text:style-name="P4">%=REMBOURSEMENT=% <text:span text:style-name="T7">%=SEA=%</text:span></text:p>
      <text:p text:style-name="P4"/>
      <text:p text:style-name="P4">%=ORTHO=%</text:p>
      <text:p text:style-name="P4"/>
      <text:p text:style-name="P4">%=COMPLET=% <text:span text:style-name="T2">%=VAUD=%</text:span></text:p>
      <text:p text:style-name="P4"/>
      <text:p text:style-name="P5">%=RECEPTION=%</text:p>
      <text:p text:style-name="P4"/>
      <text:p text:style-name="P5">%=SALUTATIONS=%</text:p>
      <text:p text:style-name="P2"/>
      <text:p text:style-name="P2"/>
      <text:p text:style-name="P6"><text:span text:style-name="T1"><text:tab/></text:span><text:span text:style-name="T3">%#</text:span><text:span text:style-name="T4">include <text:s/>signatureRFM</text:span><text:span text:style-name="T3">#%</text:span></text:p>
      <text:p text:style-name="P3"/>
      <text:p text:style-name="P2"/>
      <text:p text:style-name="P8">%=ANNEXE=%:<text:tab/>-<text:tab/>%=NOTICE=%</text:p>
      <text:p text:style-name="P9"><text:tab/>-<text:tab/>%=QUES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10:00</meta:creation-date>
    <dc:creator>Mike Boillat</dc:creator>
    <dc:date>2012-02-23T15:28:00</dc:date>
    <meta:print-date>2009-07-30T09:45:00</meta:print-date>
    <meta:editing-cycles>17</meta:editing-cycles>
    <meta:editing-duration>PT3H3M28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706609848</meta:user-defined>
    <meta:document-statistic meta:table-count="0" meta:image-count="0" meta:object-count="0" meta:page-count="1" meta:paragraph-count="12" meta:word-count="17" meta:character-count="207"/>
  </office:meta>
</office:document-meta>
</file>